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3D0000041D35D29B4A74E4B379.png" manifest:media-type="image/png"/>
  <manifest:file-entry manifest:full-path="Pictures/100002010000073D0000041D5F3C188243D42DE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3.9346in" draw:z-index="0"><draw:image xlink:href="Pictures/100002010000073D0000041D5F3C188243D42DE9.png" xlink:type="simple" xlink:show="embed" xlink:actuate="onLoad" loext:mime-type="image/x-vclgraphic"/></draw:frame><draw:frame draw:style-name="fr2" draw:name="Image2" text:anchor-type="paragraph" svg:x="0in" svg:y="4.3311in" svg:width="6.9252in" svg:height="3.9346in" draw:z-index="1"><draw:image xlink:href="Pictures/100002010000073D0000041D35D29B4A74E4B379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9T11:16:16.754129682</meta:creation-date>
    <dc:date>2020-03-19T11:17:31.267756340</dc:date>
    <meta:editing-duration>PT1M14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